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SessionDecorato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sendMessage( WebSocket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Las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SessionDecorator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unwrap( WebSocket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ocketSessionDecorato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WebSocketSessionDecorator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ssionDecora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close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ssionDecorato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